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c329" officeooo:paragraph-rsid="000fc329"/>
    </style:style>
    <style:style style:name="P2" style:family="paragraph" style:parent-style-name="Standard">
      <style:text-properties officeooo:paragraph-rsid="000fc329"/>
    </style:style>
    <style:style style:name="P3" style:family="paragraph" style:parent-style-name="Standard">
      <style:paragraph-properties fo:margin-left="3.4465in" fo:text-indent="0in" style:auto-text-indent="false"/>
      <style:text-properties officeooo:paragraph-rsid="000fc329"/>
    </style:style>
    <style:style style:name="P4" style:family="paragraph" style:parent-style-name="Standard">
      <style:text-properties fo:font-weight="bold" officeooo:paragraph-rsid="000fc329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officeooo:paragraph-rsid="000fc329"/>
    </style:style>
    <style:style style:name="P6" style:family="paragraph">
      <style:paragraph-properties fo:text-align="start"/>
    </style:style>
    <style:style style:name="T1" style:family="text">
      <style:text-properties officeooo:rsid="000fc329"/>
    </style:style>
    <style:style style:name="T2" style:family="text">
      <style:text-properties fo:font-size="22pt" officeooo:rsid="000fc329" style:font-size-asian="22pt" style:font-size-complex="22pt"/>
    </style:style>
    <style:style style:name="gr1" style:family="graphic">
      <style:graphic-properties fo:border="solid #c0c0c0" loext:decorative="false" style:wrap="run-through" style:number-wrapped-paragraphs="no-limit" style:vertical-pos="middle" style:vertical-rel="line" style:horizontal-pos="from-left" style:horizontal-rel="paragraph"/>
    </style:style>
    <style:style style:name="gr2" style:family="graphic">
      <style:graphic-properties fo:border="solid #c0c0c0" loext:decorative="false" style:wrap="run-through" style:number-wrapped-paragraphs="no-limit" style:vertical-pos="from-top" style:horizontal-pos="from-left" style:horizontal-rel="paragraph"/>
    </style:style>
  </office:automatic-styles>
  <office:body>
    <office:text>
      <office:forms form:automatic-focus="false" form:apply-design-mode="false">
        <xforms:model id="Model 1">
          <xforms:instance id="Instance 1">
            <instanceData/>
          </xforms:instance>
          <xsd:schema/>
        </xforms:model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formatted-text form:name="rPattern Field 1" form:control-implementation="ooo:com.sun.star.form.component.PatternField" xml:id="control1" form:id="control1" form:input-required="false" form:convert-empty-to-null="tru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Pattern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Numeric Field 1" form:control-implementation="ooo:com.sun.star.form.component.NumericField" xml:id="control2" form:id="control2" form:input-required="false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[navigation menu]</text:p>
      <text:p text:style-name="P5"><text:span text:style-name="T2">Recipe</text:span><text:span text:style-name="T1"><text:tab/><text:tab/><text:tab/></text:span></text:p>
      <text:p text:style-name="P2"/>
      <text:p text:style-name="P3"><text:span text:style-name="T1">Author: </text:span></text:p>
      <text:p text:style-name="P3"><text:span text:style-name="T1">[Author]</text:span></text:p>
      <text:p text:style-name="P2"/>
      <text:p text:style-name="P2"><text:span text:style-name="T1">Recipe Name:</text:span></text:p>
      <text:p text:style-name="P2"><text:span text:style-name="T1">[Recipe Name]</text:span></text:p>
      <text:p text:style-name="P2"/>
      <text:p text:style-name="P2"/>
      <text:p text:style-name="P4"><text:span text:style-name="T1">Ingredient List:</text:span></text:p>
      <text:p text:style-name="P2"/>
      <text:p text:style-name="P2"><text:span text:style-name="T1">Ingredient:<text:tab/><text:tab/><text:tab/>Quantity:<text:tab/>Measure:</text:span></text:p>
      <text:p text:style-name="P2"><text:span text:style-name="T1">[Ingredient Name]<text:tab/><text:tab/>[Quantity]<text:tab/></text:span><text:span text:style-name="T1"><draw:control text:anchor-type="as-char" draw:z-index="1" draw:name="Control 2" draw:style-name="gr1" draw:text-style-name="P6" svg:width="0.2295in" svg:height="0.1094in" draw:control="control2"/></text:span><text:span text:style-name="T1">[MeasurePickList]</text:span></text:p>
      <text:p text:style-name="P2"><draw:control text:anchor-type="as-char" svg:y="1.4429in" draw:z-index="0" draw:name="Control 1" draw:style-name="gr2" draw:text-style-name="P6" svg:width="3.198in" svg:height="0.5059in" draw:control="control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1T19:25:32.087000000</meta:creation-date>
    <dc:date>2024-07-21T20:15:15.511000000</dc:date>
    <meta:editing-duration>PT38M17S</meta:editing-duration>
    <meta:editing-cycles>2</meta:editing-cycles>
    <meta:generator>LibreOffice/24.2.0.3$Windows_X86_64 LibreOffice_project/da48488a73ddd66ea24cf16bbc4f7b9c08e9bea1</meta:generator>
    <meta:document-statistic meta:table-count="0" meta:image-count="0" meta:object-count="0" meta:page-count="1" meta:paragraph-count="10" meta:word-count="22" meta:character-count="194" meta:non-whitespace-character-count="175"/>
  </office:meta>
</office:document-meta>
</file>